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align="center" fo:text-indent="0cm"/>
      <style:text-properties fo:font-family="'Arial Black'" style:font-family-generic="swiss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óg nasz Pan</text:span><text:span text:style-name="T1"><text:line-break/></text:span><text:span text:style-name="T1">jest dobry cały czas /x4</text:span><text:span text:style-name="T1"><text:line-break/></text:span><text:span text:style-name="T1"><text:line-break/></text:span><text:span text:style-name="T1">Więc uwielbij Go /x4</text:span></text:p>
          </draw:text-box>
        </draw:frame>
        <presentation:notes draw:style-name="dp2">
          <draw:page-thumbnail draw:style-name="gr1" draw:layer="layout" svg:width="14.848cm" svg:height="11.136cm" svg:x="3.5cm" svg:y="1.5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3-28T23:03:17</meta:creation-date>
    <dc:date>2013-05-28T18:54:29.51</dc:date>
    <dc:language>pl-PL</dc:language>
    <meta:editing-cycles>8</meta:editing-cycles>
    <meta:editing-duration>PT19M21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